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5.2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0.461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233cm" fo:min-width="5.532cm" fo:wrap-option="wrap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259cm" fo:min-width="3.946cm" fo:wrap-option="wrap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5.66cm" fo:min-width="10.231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top" draw:auto-grow-height="false" fo:min-height="27.75cm" fo:min-width="10.28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5cm" fo:min-width="10.2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5cm" fo:min-width="7.372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403cm" fo:min-width="6.52cm" fo:wrap-option="wrap"/>
      <style:paragraph-properties style:writing-mode="lr-tb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368cm" fo:min-width="6.726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2.61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paragraph-properties fo:text-align="center"/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75cm" svg:height="1.27cm" svg:x="0cm" svg:y="0cm">
          <text:p text:style-name="P1">Unitric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1cm" svg:height="0.226cm" svg:x="0.239cm" svg:y="0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6.032cm" svg:height="1.482cm" svg:x="0.53cm" svg:y="1.718cm">
          <text:p text:style-name="P3">Sidebar mit Menü</text:p>
          <draw:enhanced-geometry svg:viewBox="0 0 21600 21600" draw:glue-points="10800 0 0 10800 10800 21600 21600 10800 ?f40 ?f41" draw:text-areas="0 0 21600 21600" draw:type="rectangular-callout" draw:modifiers="3028.94082545997 -15773.9716790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4.445cm" svg:height="1.508cm" svg:x="11.007cm" svg:y="1.746cm">
          <text:p text:style-name="P3">Name &amp; Home Button</text:p>
          <draw:enhanced-geometry svg:viewBox="0 0 21600 21600" draw:glue-points="10800 0 0 10800 10800 21600 21600 10800 ?f40 ?f41" draw:text-areas="0 0 21600 21600" draw:type="rectangular-callout" draw:modifiers="-5650.2024291498 -12868.38966202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10.73cm" svg:height="5.909cm" svg:x="2.499cm" svg:y="7.996cm">
          <text:p text:style-name="P3">Hier maybe Tricks/Combos und Playlist vorschlagen, basierend auf den gelandeten Tricks/Combos &amp; den erstellten Playlists</text:p>
          <draw:enhanced-geometry svg:viewBox="0 0 21600 21600" draw:glue-points="10800 0 0 10800 10800 21600 21600 10800 ?f40 ?f41" draw:text-areas="0 0 21600 21600" draw:type="rectangular-callout" draw:modifiers="8993.45820519989 32560.8121827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3" draw:layer="layout" svg:width="15.75cm" svg:height="1.27cm" svg:x="0cm" svg:y="0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0.782cm" svg:height="28cm" svg:x="0cm" svg:y="0cm">
          <text:p text:style-name="P3">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10.782cm" svg:height="1.275cm" svg:x="0cm" svg:y="2.545cm">
          <text:p text:style-name="P6">User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782cm" svg:height="1.275cm" svg:x="0cm" svg:y="1.27cm">
          <text:p text:style-name="P6">Trick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782cm" svg:height="1.275cm" svg:x="0cm" svg:y="6.37cm">
          <text:p text:style-name="P6">Profil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782cm" svg:height="1.275cm" svg:x="0cm" svg:y="5.095cm">
          <text:p text:style-name="P6">Setting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872cm" svg:height="1.275cm" svg:x="2.91cm" svg:y="7.645cm">
          <text:p text:style-name="P6">Proposal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782cm" svg:height="1.275cm" svg:x="0cm" svg:y="8.92cm">
          <text:p text:style-name="P6">Help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782cm" svg:height="1.275cm" svg:x="0cm" svg:y="10.195cm">
          <text:p text:style-name="P6">Info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.782cm" svg:height="1.275cm" svg:x="0cm" svg:y="-0.005cm">
          <text:p text:style-name="P7">Menu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019cm" svg:height="1.652cm" svg:x="8.731cm" svg:y="0.465cm">
          <text:p text:style-name="P3">Liste mit allen existierenden Tricks</text:p>
          <draw:enhanced-geometry svg:viewBox="0 0 21600 21600" draw:glue-points="10800 0 0 10800 10800 21600 21600 10800 ?f40 ?f41" draw:text-areas="0 0 21600 21600" draw:type="rectangular-callout" draw:modifiers="-7233.84615384615 18124.1379310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7.225cm" svg:height="1.617cm" svg:x="8.525cm" svg:y="6.028cm">
          <text:p text:style-name="P3">Userspezifische Sachen (Name, ...)</text:p>
          <draw:enhanced-geometry svg:viewBox="0 0 21600 21600" draw:glue-points="10800 0 0 10800 10800 21600 21600 10800 ?f40 ?f41" draw:text-areas="0 0 21600 21600" draw:type="rectangular-callout" draw:modifiers="-6322.16994187656 12562.17552533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10.782cm" svg:height="1.275cm" svg:x="0cm" svg:y="3.82cm">
          <text:p text:style-name="P6">Playlists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225cm" svg:height="1.617cm" svg:x="8.525cm" svg:y="2.411cm">
          <text:p text:style-name="P3">Übersicht über alle angemeldeten User</text:p>
          <draw:enhanced-geometry svg:viewBox="0 0 21600 21600" draw:glue-points="10800 0 0 10800 10800 21600 21600 10800 ?f40 ?f41" draw:text-areas="0 0 21600 21600" draw:type="rectangular-callout" draw:modifiers="-6674.89620813728 10212.60815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7.225cm" svg:height="1.617cm" svg:x="8.525cm" svg:y="4.322cm">
          <text:p text:style-name="P3">Playlists von allen Usern</text:p>
          <draw:enhanced-geometry svg:viewBox="0 0 21600 21600" draw:glue-points="10800 0 0 10800 10800 21600 21600 10800 ?f40 ?f41" draw:text-areas="0 0 21600 21600" draw:type="rectangular-callout" draw:modifiers="-5533.01965125934 1188.13349814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7.225cm" svg:height="1.617cm" svg:x="8.525cm" svg:y="7.91cm">
          <text:p text:style-name="P3">Selbst vorgeschlagene Tricks</text:p>
          <draw:enhanced-geometry svg:viewBox="0 0 21600 21600" draw:glue-points="10800 0 0 10800 10800 21600 21600 10800 ?f40 ?f41" draw:text-areas="0 0 21600 21600" draw:type="rectangular-callout" draw:modifiers="-875.837254359258 3137.206427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4" draw:layer="layout" svg:width="7.225cm" svg:height="1.617cm" svg:x="8.525cm" svg:y="9.703cm">
          <text:p text:style-name="P3">Erklärungen zu den Proposals usw.</text:p>
          <draw:enhanced-geometry svg:viewBox="0 0 21600 21600" draw:glue-points="10800 0 0 10800 10800 21600 21600 10800 ?f40 ?f41" draw:text-areas="0 0 21600 21600" draw:type="rectangular-callout" draw:modifiers="-6761.58317187933 -1575.27812113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5.75cm" svg:height="1.27cm" svg:x="0cm" svg:y="0cm">
          <text:p text:style-name="P1">Unitric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1cm" svg:height="0.226cm" svg:x="0.239cm" svg:y="0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3.115cm" svg:height="1.27cm" svg:x="1.419cm" svg:y="0cm">
          <text:p text:style-name="P3">Trick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5.75cm" svg:height="1.27cm" svg:x="0cm" svg:y="0cm">
          <text:p text:style-name="P1">Unitric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1cm" svg:height="0.226cm" svg:x="0.239cm" svg:y="0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3.115cm" svg:height="1.27cm" svg:x="1.419cm" svg:y="0cm">
          <text:p text:style-name="P3">User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5.75cm" svg:height="1.27cm" svg:x="0cm" svg:y="0cm">
          <text:p text:style-name="P1">Unitric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1cm" svg:height="0.226cm" svg:x="0.239cm" svg:y="0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3.115cm" svg:height="1.27cm" svg:x="1.419cm" svg:y="0cm">
          <text:p text:style-name="P3">Playlist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15.75cm" svg:height="1.27cm" svg:x="0cm" svg:y="0cm">
          <text:p text:style-name="P1">Unitrick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61cm" svg:height="0.226cm" svg:x="0.239cm" svg:y="0.5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2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961cm" svg:height="0.226cm" svg:x="0.239cm" svg:y="0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3.115cm" svg:height="1.27cm" svg:x="1.419cm" svg:y="0cm">
          <text:p text:style-name="P3">Setting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2T17:05:16.479549139</meta:creation-date>
    <dc:date>2025-03-12T17:47:01.515693648</dc:date>
    <meta:editing-duration>PT41M43S</meta:editing-duration>
    <meta:editing-cycles>10</meta:editing-cycles>
    <meta:generator>LibreOffice/7.3.7.2$Linux_X86_64 LibreOffice_project/30$Build-2</meta:generator>
    <meta:document-statistic meta:object-count="77"/>
  </office:meta>
</office:document-meta>
</file>